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7ce35" officeooo:paragraph-rsid="000d953c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f5fcc" officeooo:paragraph-rsid="000f5fc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7ce35" officeooo:paragraph-rsid="000d953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7ce35" officeooo:paragraph-rsid="000d953c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17ce35" officeooo:paragraph-rsid="000d953c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6pt" fo:font-weight="bold" officeooo:rsid="0017ce35" officeooo:paragraph-rsid="000d953c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27c92" officeooo:paragraph-rsid="00127c9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27c92" officeooo:paragraph-rsid="0013bbd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55231" officeooo:paragraph-rsid="00155231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646c2" officeooo:paragraph-rsid="001646c2" style:font-size-asian="12.25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4pt" fo:font-weight="bold" officeooo:rsid="00127c92" officeooo:paragraph-rsid="00127c92" style:font-size-asian="12.25pt" style:font-weight-asian="bold" style:font-size-complex="14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3bbd8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127c92"/>
    </style:style>
    <style:style style:name="P14" style:family="paragraph" style:parent-style-name="Standard">
      <style:paragraph-properties fo:text-align="start" style:justify-single-word="false"/>
      <style:text-properties fo:font-size="20pt" fo:font-weight="bold" officeooo:rsid="00127c92" officeooo:paragraph-rsid="00127c92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fo:font-weight="bold" officeooo:rsid="00127c92" officeooo:paragraph-rsid="00155231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fo:font-weight="bold" officeooo:rsid="0017ce35" officeooo:paragraph-rsid="000d953c" style:font-size-asian="17.5pt" style:font-weight-asian="bold" style:font-size-complex="20pt" style:font-weight-complex="bold"/>
    </style:style>
    <style:style style:name="T1" style:family="text">
      <style:text-properties officeooo:rsid="0013bbd8"/>
    </style:style>
    <style:style style:name="T2" style:family="text">
      <style:text-properties fo:font-size="14pt" fo:font-weight="normal" officeooo:rsid="00127c92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0f5fcc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3bbd8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55231" style:font-size-asian="12.25pt" style:font-weight-asian="normal" style:font-size-complex="14pt" style:font-weight-complex="normal"/>
    </style:style>
    <style:style style:name="T6" style:family="text">
      <style:text-properties fo:font-size="14pt" fo:font-weight="bold" officeooo:rsid="00127c92" style:font-size-asian="12.25pt" style:font-weight-asian="bold" style:font-size-complex="14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COLA ESTADUAL JOÃO LOPES</text:p>
      <text:p text:style-name="P3"/>
      <text:p text:style-name="P3">MANUELA CATARINA SIMÕES FERREIRA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ARQUITETURA DE SISTEMAS</text:p>
      <text:p text:style-name="P4">LEVANTAMENTO DE REQUISITOS,</text:p>
      <text:p text:style-name="P4">DIAGRAMA DE CASO DE US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025</text:p>
      <text:p text:style-name="P4">CAMBUÍ</text:p>
      <text:p text:style-name="P5"><text:soft-page-break/>LEVANTAMENTO DE REQUISITOS</text:p>
      <text:p text:style-name="P5"/>
      <text:p text:style-name="P9">O site deverá c</text:p>
      <text:p text:style-name="P5"/>
      <text:p text:style-name="P15">REQUISITOS FUNCIONAIS</text:p>
      <text:p text:style-name="P5"/>
      <text:list text:style-name="L2">
        <text:list-item>
          <text:p text:style-name="P11">RF001:</text:p>
          <text:p text:style-name="P11"/>
        </text:list-item>
        <text:list-item>
          <text:p text:style-name="P11">RF002:</text:p>
          <text:p text:style-name="P11"/>
        </text:list-item>
        <text:list-item>
          <text:p text:style-name="P11">RF003:</text:p>
          <text:p text:style-name="P11"/>
        </text:list-item>
        <text:list-item>
          <text:p text:style-name="P11">RF004:</text:p>
          <text:p text:style-name="P11"/>
        </text:list-item>
        <text:list-item>
          <text:p text:style-name="P11">RF005:</text:p>
        </text:list-item>
      </text:list>
      <text:p text:style-name="P2"/>
      <text:p text:style-name="P15">REQUISITOS <text:span text:style-name="T1">NÃO</text:span> FUNCIONAIS</text:p>
      <text:p text:style-name="P14"/>
      <text:list text:style-name="L1">
        <text:list-item>
          <text:p text:style-name="P12"><text:span text:style-name="T6">RNF001:</text:span><text:span text:style-name="T3">HTM</text:span><text:span text:style-name="T5">L</text:span><text:span text:style-name="T3">: </text:span><text:span text:style-name="T4">a linguagem HTML será usada para criar e estruturar o conteúdo do site.</text:span></text:p>
        </text:list-item>
      </text:list>
      <text:p text:style-name="P10"/>
      <text:list text:continue-numbering="true" text:style-name="L1">
        <text:list-item>
          <text:p text:style-name="P12"><text:span text:style-name="T6">RNF002:</text:span><text:span text:style-name="T2">CSS: </text:span><text:span text:style-name="T4">a linguagem CSS será usada para estilizar o site.</text:span></text:p>
        </text:list-item>
      </text:list>
      <text:p text:style-name="P8"/>
      <text:list text:continue-numbering="true" text:style-name="L1">
        <text:list-item>
          <text:p text:style-name="P13"><text:span text:style-name="T6">RNF003:</text:span><text:span text:style-name="T2">PYTHON: </text:span><text:span text:style-name="T4">a linguagem python será usada para criar e estruturar a parte funcional do site, como os dados, comunicando com o banco de dados.</text:span>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07:36:46.096000000</meta:creation-date>
    <meta:editing-duration>PT6M38S</meta:editing-duration>
    <meta:editing-cycles>5</meta:editing-cycles>
    <meta:generator>LibreOffice/24.2.5.2$Windows_X86_64 LibreOffice_project/bffef4ea93e59bebbeaf7f431bb02b1a39ee8a59</meta:generator>
    <dc:date>2025-05-21T13:37:21.164000000</dc:date>
    <meta:document-statistic meta:table-count="0" meta:image-count="0" meta:object-count="0" meta:page-count="2" meta:paragraph-count="23" meta:word-count="98" meta:character-count="559" meta:non-whitespace-character-count="492"/>
  </office:meta>
</office:document-meta>
</file>